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GB" style:font-size-complex="14pt"/>
    </style:style>
    <style:style style:name="P7" style:family="paragraph" style:parent-style-name="Text_20_body">
      <style:text-properties fo:language="en" fo:country="GB" fo:font-weight="bold" style:font-weight-asian="bold" style:font-size-complex="14pt" style:font-weight-complex="bold"/>
    </style:style>
    <style:style style:name="P8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color="#0000ff" fo:font-size="18pt" fo:language="en" fo:country="GB" fo:font-weight="normal" style:font-size-asian="18pt" style:font-weight-asian="normal" style:font-weight-complex="normal"/>
    </style:style>
    <style:style style:name="T3" style:family="text">
      <style:text-properties fo:color="#0000ff" fo:language="en" fo:country="US" fo:background-color="transparent" style:font-size-complex="14pt"/>
    </style:style>
    <style:style style:name="T4" style:family="text">
      <style:text-properties fo:language="en" fo:country="GB"/>
    </style:style>
    <style:style style:name="T5" style:family="text">
      <style:text-properties fo:language="en" fo:country="GB" style:font-size-complex="14pt"/>
    </style:style>
    <style:style style:name="T6" style:family="text">
      <style:text-properties fo:language="en" fo:country="GB" fo:font-weight="bold" style:font-weight-asian="bold" style:font-size-complex="14pt"/>
    </style:style>
    <style:style style:name="T7" style:family="text">
      <style:text-properties style:font-name="Symbol" fo:language="en" fo:country="GB" style:font-size-complex="14pt"/>
    </style:style>
    <style:style style:name="T8" style:family="text">
      <style:text-properties fo:language="en" fo:country="US" fo:background-color="transparent" style:font-size-complex="14pt"/>
    </style:style>
    <style:style style:name="T9" style:family="text">
      <style:text-properties fo:color="#000000" fo:language="en" fo:country="US" fo:background-color="transparent" style:font-size-complex="14pt"/>
    </style:style>
    <style:style style:name="T10" style:family="text">
      <style:text-properties fo:color="#000000" fo:language="en" fo:country="GB" fo:background-color="transparent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style:vertical-pos="middle" style:vertical-rel="tex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y="0cm" svg:width="0.741cm" style:rel-width="scale" svg:height="0.87cm" style:rel-height="scale" draw:z-index="0"><draw:image xlink:href="../../odt_eng/images/0027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2">Integrator</text:span></text:span>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1" draw:name="Графический объект2" text:anchor-type="as-char" svg:y="0cm" svg:width="1.769cm" style:rel-width="scale" svg:height="1.431cm" style:rel-height="scale" draw:z-index="0"><draw:image xlink:href="../../odt_eng/images/0027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5">The unit </text:span></text:span><text:span text:style-name="Основной_20_шрифт_20_абзаца"><text:span text:style-name="T6">is</text:span></text:span><text:span text:style-name="Основной_20_шрифт_20_абзаца"><text:span text:style-name="T5"> </text:span></text:span><text:span text:style-name="Основной_20_шрифт_20_абзаца"><text:span text:style-name="T6">vectorized </text:span></text:span><text:span text:style-name="Основной_20_шрифт_20_абзаца"><text:span text:style-name="T5">and </text:span></text:span><text:span text:style-name="Основной_20_шрифт_20_абзаца"><text:span text:style-name="T9">implements</text:span></text:span><text:span text:style-name="Основной_20_шрифт_20_абзаца"><text:span text:style-name="T10"> a mathematical model of the </text:span></text:span><text:span text:style-name="Основной_20_шрифт_20_абзаца"><text:span text:style-name="T9">element</text:span></text:span><text:span text:style-name="Основной_20_шрифт_20_абзаца"><text:span text:style-name="T10">, w</text:span></text:span><text:span text:style-name="Основной_20_шрифт_20_абзаца"><text:span text:style-name="T5">hich dynamics can be described via a linear ordinary differential equation (ODE) as follows:</text:span></text:span></text:p>
            <text:p text:style-name="P5"><draw:frame draw:style-name="fr2" draw:name="1" text:anchor-type="as-char" svg:width="3.634cm" style:rel-width="scale" svg:height="1.24cm" style:rel-height="scale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Основной_20_шрифт_20_абзаца"><text:span text:style-name="T5">,</text:span></text:span></text:p>
            <text:p text:style-name="Text_20_body"><text:span text:style-name="Основной_20_шрифт_20_абзаца"><text:span text:style-name="T5">where</text:span></text:span><text:span text:style-name="Основной_20_шрифт_20_абзаца"><text:span text:style-name="T5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title>формула</svg:title><svg:desc>формула</svg:desc></draw:frame></text:span></text:span><text:span text:style-name="Основной_20_шрифт_20_абзаца"><text:span text:style-name="T5">is the i-th element of input signal to the unit, </text:span></text:span><draw:frame draw:style-name="fr2" draw:name="3" text:anchor-type="as-char" svg:width="0.58cm" style:rel-width="scale" svg:height="0.621cm" style:rel-height="scale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Основной_20_шрифт_20_абзаца"><text:span text:style-name="T4"> </text:span></text:span><text:span text:style-name="Основной_20_шрифт_20_абзаца"><text:span text:style-name="T5">is an element of the amplification factors vector, </text:span></text:span><draw:frame draw:style-name="fr2" draw:name="4" text:anchor-type="as-char" svg:width="1.231cm" style:rel-width="scale" svg:height="0.621cm" style:rel-height="scale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Основной_20_шрифт_20_абзаца"><text:span text:style-name="T4"> </text:span></text:span><text:span text:style-name="Основной_20_шрифт_20_абзаца"><text:span text:style-name="T5">is for an element of the unit output signal.</text:span></text:span></text:p>
            <text:p text:style-name="P6">In case of zero initial conditions the dynamics of the unit can be represented via the following transfer function:</text:p>
            <text:p text:style-name="P5"><draw:frame draw:style-name="fr2" draw:name="5" text:anchor-type="as-char" svg:width="2.157cm" style:rel-width="scale" svg:height="1.168cm" style:rel-height="scale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Основной_20_шрифт_20_абзаца"><text:span text:style-name="T5">(integrator),</text:span></text:span></text:p>
            <text:p text:style-name="P6">that is why the pictogram of the unit has the view of a transfer function of ideal integrating factor.</text:p>
            <text:p text:style-name="P6">The dimensions of input, output and vector of the factor signals shall coincide.</text:p>
            <text:p text:style-name="P7">Properties:</text:p>
            <text:list xml:id="list4202147767193819652" text:style-name="L1">
              <text:list-item>
                <text:p text:style-name="P8"><text:span text:style-name="Основной_20_шрифт_20_абзаца"><text:span text:style-name="T5">The amplification factors </text:span></text:span><text:span text:style-name="Основной_20_шрифт_20_абзаца"><text:span text:style-name="T3">–</text:span></text:span><text:span text:style-name="Основной_20_шрифт_20_абзаца"><text:span text:style-name="T8"> </text:span></text:span><text:span text:style-name="Основной_20_шрифт_20_абзаца"><text:span text:style-name="T5">are the vector of factors </text:span></text:span><draw:frame draw:style-name="fr2" draw:name="6" text:anchor-type="as-char" svg:width="0.58cm" style:rel-width="scale" svg:height="0.621cm" style:rel-height="scale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Основной_20_шрифт_20_абзаца"><text:span text:style-name="T5">the input value is multiplied by.</text:span></text:span></text:p>
              </text:list-item>
              <text:list-item>
                <text:p text:style-name="P8"><text:span text:style-name="Основной_20_шрифт_20_абзаца"><text:span text:style-name="T5">The initial conditions </text:span></text:span><text:span text:style-name="Основной_20_шрифт_20_абзаца"><text:span text:style-name="T3">–</text:span></text:span><text:span text:style-name="Основной_20_шрифт_20_абзаца"><text:span text:style-name="T8"> </text:span></text:span><text:span text:style-name="Основной_20_шрифт_20_абзаца"><text:span text:style-name="T5">are the vector of initial values </text:span></text:span><draw:frame draw:style-name="fr2" draw:name="7" text:anchor-type="as-char" svg:width="1.316cm" style:rel-width="scale" svg:height="0.621cm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7"></text:span></text:span><text:span text:style-name="Основной_20_шрифт_20_абзаца"><text:span text:style-name="T5">for unit output values.</text:span></text:span></text:p>
              </text:list-item>
            </text:list>
            <text:p text:style-name="Text_20_body"><text:span text:style-name="Основной_20_шрифт_20_абзаца"><text:span text:style-name="T6">Note:</text:span></text:span><text:span text:style-name="Основной_20_шрифт_20_абзаца"><text:span text:style-name="T5"> by default the unit integrates the </text:span></text:span><text:span text:style-name="Основной_20_шрифт_20_абзаца"><text:span text:style-name="T6">scalar</text:span></text:span><text:span text:style-name="Основной_20_шрифт_20_абзаца"><text:span text:style-name="T5"> input signal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нтегратор</dc:title>
    <meta:creation-date>2012-01-23T09:44:00Z</meta:creation-date>
    <dc:date>2012-04-25T09:46:10.93</dc:date>
    <meta:editing-cycles>75</meta:editing-cycles>
    <meta:editing-duration>PT2H31M7S</meta:editing-duration>
    <meta:document-statistic meta:table-count="1" meta:image-count="2" meta:object-count="7" meta:page-count="1" meta:paragraph-count="16" meta:word-count="155" meta:character-count="912"/>
    <meta:template xlink:type="simple" xlink:actuate="onRequest" xlink:title="" xlink:href="../../odt_eng/0027.odt/Normal.dotm"/>
  </office:meta>
</office:document-meta>
</file>

<file path=Object 1/content.xml><?xml version="1.0" encoding="utf-8"?>
<math xmlns="http://www.w3.org/1998/Math/MathML">
  <semantics>
    <mrow>
      <mrow>
        <mfrac>
          <mrow>
            <msub>
              <mrow>
                <mi>d</mi>
                <mi>y</mi>
              </mrow>
              <mi>i</mi>
            </msub>
            <mo stretchy="false">(</mo>
            <mi>t</mi>
            <mo stretchy="false">)</mo>
          </mrow>
          <mrow>
            <mi>d</mi>
            <mi>t</mi>
          </mrow>
        </mfrac>
        <mo stretchy="false">=</mo>
        <mrow>
          <msub>
            <mi>k</mi>
            <mi>i</mi>
          </msub>
          <mo stretchy="false">⋅</mo>
          <msub>
            <mi>u</mi>
            <mi>i</mi>
          </msub>
        </mrow>
      </mrow>
      <mo stretchy="false">(</mo>
      <mi>t</mi>
      <mo stretchy="false">)</mo>
    </mrow>
    <annotation encoding="StarMath 5.0">{{d y}_i  \(  t  \)} over {d t} =k_i  cdot u_i  \( t  \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4/content.xml><?xml version="1.0" encoding="utf-8"?>
<math xmlns="http://www.w3.org/1998/Math/MathML">
  <semantics>
    <mrow>
      <msub>
        <mi>y</mi>
        <mi>i</mi>
      </msub>
      <mo stretchy="false">(</mo>
      <mi>t</mi>
      <mo stretchy="false">)</mo>
    </mrow>
    <annotation encoding="StarMath 5.0">y_i  \( t  \)</annotation>
  </semantics>
</math>
</file>

<file path=Object 5/content.xml><?xml version="1.0" encoding="utf-8"?>
<math xmlns="http://www.w3.org/1998/Math/MathML">
  <semantics>
    <mrow>
      <mi>W</mi>
      <mo stretchy="false">(</mo>
      <mi>s</mi>
      <mrow>
        <mo stretchy="false">)</mo>
        <mo stretchy="false">=</mo>
        <mfrac>
          <mi>k</mi>
          <mi>s</mi>
        </mfrac>
      </mrow>
    </mrow>
    <annotation encoding="StarMath 5.0">W  \( s  \) =k over s</annotation>
  </semantics>
</math>
</file>

<file path=Object 6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7/content.xml><?xml version="1.0" encoding="utf-8"?>
<math xmlns="http://www.w3.org/1998/Math/MathML">
  <semantics>
    <mrow>
      <msub>
        <mi>y</mi>
        <mi>i</mi>
      </msub>
      <mo stretchy="false">(</mo>
      <mn>0</mn>
      <mo stretchy="false">)</mo>
    </mrow>
    <annotation encoding="StarMath 5.0">y_i  \( 0  \)</annotation>
  </semantics>
</math>
</file>